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4">
      <style:text-properties style:font-name="Calibri"/>
    </style:style>
    <style:style style:name="P4" style:family="paragraph" style:parent-style-name="Standard" style:list-style-name="L5">
      <style:text-properties style:font-name="Calibri"/>
    </style:style>
    <style:style style:name="P5" style:family="paragraph" style:parent-style-name="Standard" style:list-style-name="L6">
      <style:text-properties style:font-name="Calibri"/>
    </style:style>
    <style:style style:name="P6" style:family="paragraph" style:parent-style-name="Standard">
      <style:paragraph-properties fo:margin-top="0cm" fo:margin-bottom="0.199cm"/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unciado.</text:p>
      <text:p text:style-name="P1"/>
      <text:p text:style-name="P6">La empresa "Distanza SA" tiene sucursales en toda España. Su sede central, al igual que el almacén de donde se surten todas las sucursales se encuentra en Madrid.</text:p>
      <text:p text:style-name="P6">Cada sucursal consta de una zona de exposición y otra de gestión que no siempre tienen la misma ubicación.</text:p>
      <text:p text:style-name="P6">Cuando se hace un pedido al almacén de la central las sucursales reciben los artículos en el departamento de exposición y el albarán y el pago se remiten al departamento de gestión.</text:p>
      <text:p text:style-name="P6">Sabiendo que en cada pedido la información que tiene que haber, además de los datos de la sucursal que realiza el pedido y sus direcciones para los envíos correspondientes, (en el caso de que ambas coincidan solo aparece una), hay que reflejar los siguientes datos:</text:p>
      <text:list xml:id="list4269108881165238296" text:style-name="L4">
        <text:list-item>
          <text:p text:style-name="P3">Código del pedido, que está formado por una cadena de 8 caracteres de los cuales el primero es una letra.</text:p>
        </text:list-item>
        <text:list-item>
          <text:p text:style-name="P3">Nombre del trabajador que realiza el pedido.</text:p>
        </text:list-item>
        <text:list-item>
          <text:p text:style-name="P3">Fecha del pedido.</text:p>
        </text:list-item>
        <text:list-item>
          <text:p text:style-name="P3">Observaciones sobre el pedido, cuyos valores son, en caso de que exista el dato: urgente o incompleto.</text:p>
        </text:list-item>
        <text:list-item>
          <text:p text:style-name="P3">Plazo de revisión de los productos recibidos que será un intervalo de tiempo expresado en días y dependerá del precio final del pedido.</text:p>
          <text:p text:style-name="P3"/>
        </text:list-item>
      </text:list>
      <text:p text:style-name="P6">Respecto a los artículos de los que se hace el pedido hay que guardar, para cada uno de ellos:</text:p>
      <text:list xml:id="list270814682599587110" text:style-name="L5">
        <text:list-item>
          <text:p text:style-name="P4">Código del artículo, formado por tres letras mayúsculas y tres dígitos separados por un guión. Es la referencia que tiene que dar el ordenante a la sede en caso de devolución de algún artículo.</text:p>
        </text:list-item>
        <text:list-item>
          <text:p text:style-name="P4">Número de unidades pedidas.</text:p>
        </text:list-item>
        <text:list-item>
          <text:p text:style-name="P4">Precio de cada unidad.</text:p>
        </text:list-item>
        <text:list-item>
          <text:p text:style-name="P4">Observaciones del artículo.</text:p>
        </text:list-item>
      </text:list>
      <text:p text:style-name="P1"/>
      <text:p text:style-name="P2">Construir:</text:p>
      <text:list xml:id="list6274659258242655689" text:style-name="L6">
        <text:list-item>
          <text:p text:style-name="P5">El vocabulario para el documento XML que utiliza esta empresa para gestionar los pedidos utilizando un DTD externo.</text:p>
        </text:list-item>
        <text:list-item>
          <text:p text:style-name="P5">Realizar un fichero XML que se corresponda con una instancia del vocabulario diseñado y asociarle al DT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47S</meta:editing-duration>
    <meta:editing-cycles>4</meta:editing-cycles>
    <meta:generator>OpenOffice/4.1.6$Win32 OpenOffice.org_project/416m1$Build-9790</meta:generator>
    <dc:date>2020-12-17T21:03:35.35</dc:date>
    <meta:document-statistic meta:table-count="0" meta:image-count="0" meta:object-count="0" meta:page-count="1" meta:paragraph-count="18" meta:word-count="298" meta:character-count="1723"/>
    <meta:user-defined meta:name="Info 1"/>
    <meta:user-defined meta:name="Info 2"/>
    <meta:user-defined meta:name="Info 3"/>
    <meta:user-defined meta:name="Info 4"/>
  </office:meta>
</office:document-meta>
</file>